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d0ee"/>
    </style:style>
    <style:style style:name="P2" style:family="paragraph" style:parent-style-name="Standard">
      <style:text-properties officeooo:paragraph-rsid="00095712"/>
    </style:style>
    <style:style style:name="P3" style:family="paragraph" style:parent-style-name="Standard">
      <style:text-properties officeooo:rsid="000b979b" officeooo:paragraph-rsid="000b979b"/>
    </style:style>
    <style:style style:name="P4" style:family="paragraph" style:parent-style-name="Standard">
      <style:text-properties officeooo:paragraph-rsid="000b979b"/>
    </style:style>
    <style:style style:name="T1" style:family="text">
      <style:text-properties fo:color="#000000" style:font-name="monospace" fo:background-color="#ffffff" loext:char-shading-value="0"/>
    </style:style>
    <style:style style:name="T2" style:family="text">
      <style:text-properties style:font-name="monospace"/>
    </style:style>
    <style:style style:name="T3" style:family="text">
      <style:text-properties officeooo:rsid="00147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- create database &lt;user&gt;_inegi</text:p>
      <text:p text:style-name="Standard">Sql:</text:p>
      <text:p text:style-name="Standard"/>
      <text:p text:style-name="Standard"/>
      <text:p text:style-name="Standard">2.- insert 5 entidades</text:p>
      <text:p text:style-name="Standard">Sql:</text:p>
      <text:p text:style-name="Standard"><text:tab/>insert into entidades values (1, 'AGUASCALIENTES'); \\</text:p>
      <text:p text:style-name="Standard"><text:tab/>insert into entidades values (2, 'BAJA CALIFORNIA'); \\</text:p>
      <text:p text:style-name="Standard"><text:tab/>insert into entidades values (3, 'BAJA CALIFORNIA SUR');</text:p>
      <text:p text:style-name="P1"><text:tab/><text:span text:style-name="T1">insert into entidades values(4, 'campeche');</text:span></text:p>
      <text:p text:style-name="P1"><text:span text:style-name="T1"><text:tab/>insert into entidades values(5, 'coahuila de zaragoza');<text:line-break/><text:line-break/></text:span><text:span text:style-name="T2"><text:line-break/><text:line-break/></text:span></text:p>
      <text:p text:style-name="Standard"/>
      <text:p text:style-name="Standard">3.- insert 3 10 municipios</text:p>
      <text:p text:style-name="Standard">Sql:</text:p>
      <text:p text:style-name="Standard"/>
      <text:p text:style-name="Standard">insert into municipios values (1, 1, 'EL LLANO'); \\</text:p>
      <text:p text:style-name="Standard"><text:tab/>insert into municipios values (1, 2, 'TIJUANA'); \\</text:p>
      <text:p text:style-name="Standard"><text:tab/>insert into municipios values (2, 2, 'MEXICALI');</text:p>
      <text:p text:style-name="Standard"><text:tab/><text:span text:style-name="T1">insert into municipios values(10, 5, 'frontera');</text:span><text:span text:style-name="T2"><text:line-break/><text:tab/></text:span><text:span text:style-name="T1">insert into municipios values(4, 5, 'arteaga'); </text:span><text:span text:style-name="T2"><text:line-break/><text:tab/></text:span><text:span text:style-name="T1">insert into municipios values(37, 5, 'villa union');</text:span><text:span text:style-name="T2"><text:line-break/></text:span></text:p>
      <text:p text:style-name="Standard">4.- insert 5 tiposactividad</text:p>
      <text:p text:style-name="Standard">Sql:</text:p>
      <text:p text:style-name="Standard"><text:tab/>insert into tipoactividad values(522110, 'BANCA MULTIPLE'); \\</text:p>
      <text:p text:style-name="Standard"><text:tab/>insert into tipoactividad values(522451, 'MONTEPIOS');</text:p>
      <text:p text:style-name="P2"><text:tab/><text:span text:style-name="T1">arturozr_inegi=# insert into tipoactividad values(525210, <text:tab/>'FONDOS DE INVERSION'); </text:span><text:span text:style-name="T2"><text:line-break/><text:tab/>arturozr_inegi=# insert into tipoactividad values(523121, 'Casas <text:tab/>de cambio');           <text:line-break/><text:tab/>arturozr_inegi=# insert into tipoactividad values(522210, 'Banca <text:tab/>de desarrollo');         <text:line-break/><text:tab/>arturozr_inegi=# insert into tipoactividad values(521110, 'Banca <text:tab/>central');             <text:line-break/><text:tab/>arturozr_inegi=# insert into tipoactividad values(522452, 'Casas <text:tab/>de empeño');       <text:line-break/><text:tab/>arturozr_inegi=# insert into tipoactividad values(524120, <text:tab/>'Fondos de <text:tab/>aseguramiento campesino'); </text:span></text:p>
      <text:p text:style-name="P2"><text:span text:style-name="T2"><text:tab/></text:span><text:span text:style-name="T1">rturozr_inegi=# insert into tipoactividad values(522220, 'Fondos <text:tab/>y fideicomisos financieros');</text:span></text:p>
      <text:p text:style-name="P2"><text:span text:style-name="T1"><text:s/><text:tab/>arturozr_inegi=# insert into tipoactividad values(522310, <text:tab/>'Uniones de crédito'); <text:line-break/></text:span><text:span text:style-name="T2"><text:line-break/></text:span><text:soft-page-break/><text:span text:style-name="T2"><text:line-break/></text:span></text:p>
      <text:p text:style-name="Standard">5.- insert 20 empresas</text:p>
      <text:p text:style-name="Standard">Sql:</text:p>
      <text:p text:style-name="P3">Si las inserte pero no copie todos los codigos de sql</text:p>
      <text:p text:style-name="Standard"/>
      <text:p text:style-name="Standard"/>
      <text:p text:style-name="P4">Querys <text:span text:style-name="T3">INEGI</text:span></text:p>
      <text:p text:style-name="P4"/>
      <text:p text:style-name="P4">6.- numero de entidades</text:p>
      <text:p text:style-name="P4">Sql:</text:p>
      <text:p text:style-name="P4">select count(*) as numero_entidades from entidades;</text:p>
      <text:p text:style-name="P4"/>
      <text:p text:style-name="P4">7.- numero de municipios por entidad</text:p>
      <text:p text:style-name="P4">Sql:</text:p>
      <text:p text:style-name="P4"/>
      <text:p text:style-name="P4">select count(*), identidad from municipios group by identidad;</text:p>
      <text:p text:style-name="P4"/>
      <text:p text:style-name="P4">8.- nombre entidad y nombre de sus municipios </text:p>
      <text:p text:style-name="P4">Sql:</text:p>
      <text:p text:style-name="P4">select e.nombreentidad, m.nombremunicipio from municipios as m join entidades as e on e.identidad = m.identidad order by e.identidad;</text:p>
      <text:p text:style-name="P4"/>
      <text:p text:style-name="P4"/>
      <text:p text:style-name="P4">9.- numero de tipos de actividad que existen</text:p>
      <text:p text:style-name="P4">Sql:</text:p>
      <text:p text:style-name="P4"/>
      <text:p text:style-name="P4">select count(*) from tipoactividad;</text:p>
      <text:p text:style-name="P4"/>
      <text:p text:style-name="P4"/>
      <text:p text:style-name="P4">10.- nombre de municipios donde el nombre de su entidad contenga una A </text:p>
      <text:p text:style-name="P4">Sql:</text:p>
      <text:p text:style-name="P4"/>
      <text:p text:style-name="P4">select nombremunicipio from municipios where identidad in (select identidad from entidades where nombreentidad like '%A%');</text:p>
      <text:p text:style-name="P4"/>
      <text:p text:style-name="P4"/>
      <text:p text:style-name="P4">11.- nombre del municipio, nombre de su empresa, latitud y longitud </text:p>
      <text:p text:style-name="P4">Sql:</text:p>
      <text:p text:style-name="P4"/>
      <text:p text:style-name="P4">select m.nombremunicipio, e.nombreempresa, e.latitud, e.longitud from municipios as m, empresas as e where m.identidad = e.identidad and m.idmunicipio=e.idmunicipio;</text:p>
      <text:p text:style-name="P4"/>
      <text:p text:style-name="P4">select m.nombremunicipio, e.nombreempresa, e.latitud, e.longitud from municipios as m join empresas as e on m.identidad = e.identidad and m.idmunicipio=e.idmunicipio;</text:p>
      <text:p text:style-name="P4"/>
      <text:p text:style-name="P4">12.- numero de empresas por municipio</text:p>
      <text:p text:style-name="P4">Sql:</text:p>
      <text:p text:style-name="P4"/>
      <text:p text:style-name="P4"><text:soft-page-break/>select count(*), idmunicipio from empresas group by idmunicipio;</text:p>
      <text:p text:style-name="P4"/>
      <text:p text:style-name="P4"/>
      <text:p text:style-name="P4">13.- numero de empresas por entidad</text:p>
      <text:p text:style-name="P4">Sql:</text:p>
      <text:p text:style-name="P4"/>
      <text:p text:style-name="P4">select count(*), identidad from empresas group by identidad;</text:p>
      <text:p text:style-name="P4"/>
      <text:p text:style-name="P4"/>
      <text:p text:style-name="P4">14.- numero de empresas por tipo de actividad</text:p>
      <text:p text:style-name="P4">Sql:</text:p>
      <text:p text:style-name="P4"/>
      <text:p text:style-name="P4">select count(*), codigoactividad from empresas group by codigoactividad;</text:p>
      <text:p text:style-name="P4"/>
      <text:p text:style-name="P4"/>
      <text:p text:style-name="P4">15.- nombre de los municipios que tengan empresas cuyo nombre empiece con BANCO</text:p>
      <text:p text:style-name="P4">Sql:</text:p>
      <text:p text:style-name="P4"/>
      <text:p text:style-name="P4">select nombremunicipio from municipios where idmunicipio in (select idmunicipio from empresas where nombreempresa like 'BANCO%');</text:p>
      <text:p text:style-name="P4"/>
      <text:p text:style-name="P4"/>
      <text:p text:style-name="P4">16.- nombre de la entidad, nombre del municipio, nombre de la empresa y su código postal </text:p>
      <text:p text:style-name="P4">Sql:</text:p>
      <text:p text:style-name="P4"/>
      <text:p text:style-name="P4">select e.nombreentidad, m.nombremunicipio, em.nombreempresa, em.codigopostal from entidades as e, municipios as m, empresas as em where e.identidad = m.identidad and m.idmunicipio = em.idmunicipio and m.identidad = em.identidad order by e.identidad, m.idmunicipio;</text:p>
      <text:p text:style-name="P4"/>
      <text:p text:style-name="P4">17.- nombre de la empresa, descripción de su tipo de actividad</text:p>
      <text:p text:style-name="P4">Sql:</text:p>
      <text:p text:style-name="P4"/>
      <text:p text:style-name="P4">select empresas.nombreempresa, tipoactividad.descripcion from empresas, tipoactividad where empresas.codigoactividad = tipoactividad.codigoactividad;</text:p>
      <text:p text:style-name="P4"/>
      <text:p text:style-name="P4">select empresas.nombreempresa, tipoactividad.descripcion from empresas join tipoactividad on empresas.codigoactividad = tipoactividad.codigoactividad;</text:p>
      <text:p text:style-name="P4"/>
      <text:p text:style-name="P4"/>
      <text:p text:style-name="P4">18.- nombre del municipio, nombre de la empresa, latitud, longitud, código de actividad y nombre de tipo de actividad </text:p>
      <text:p text:style-name="P4">Sql:</text:p>
      <text:p text:style-name="P4"/>
      <text:p text:style-name="P4">select municipios.nombremunicipio, empresas.nombreempresa, empresas.latitud, empresas.longitud, tipoactividad.codigoactividad, tipoactividad.descripcion from municipios, empresas, tipoactividad where municipios.identidad = empresas.identidad and municipios.idmunicipio=empresas.idmunicipio and empresas.codigoactividad = tipoactividad.codigoactividad;</text:p>
      <text:p text:style-name="P4"/>
      <text:p text:style-name="P4">19.- nombre de la empresa, calle, numero, colonia ordenados por nombre</text:p>
      <text:p text:style-name="P4"><text:soft-page-break/>Sql:</text:p>
      <text:p text:style-name="P4">select nombreempresa, calle, numero, colonia from empresas order by nombreempresa;</text:p>
      <text:p text:style-name="P4"/>
      <text:p text:style-name="P4">20.- numero de empresas por entidad, ordenados por entidad, pero solo existen mas de 2 empresas por entidad</text:p>
      <text:p text:style-name="P4"/>
      <text:p text:style-name="P4">select count(*), identidad from empresas group by identidad having count(*) &gt; 2 order by identida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3:44:59.057958010</meta:creation-date>
    <dc:date>2020-11-17T21:25:42.235088251</dc:date>
    <meta:editing-duration>PT14M10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4" meta:paragraph-count="72" meta:word-count="591" meta:character-count="4785" meta:non-whitespace-character-count="4179"/>
  </office:meta>
</office:document-meta>
</file>